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1cm" svg:stroke-color="#ffff00" draw:marker-start-width="0.35cm" draw:marker-end-width="0.35cm" draw:fill="solid" draw:fill-color="#e6e6ff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94bd5e" draw:textarea-horizontal-align="center" draw:textarea-vertical-align="middle"/>
    </style:style>
    <style:style style:name="gr4" style:family="graphic" style:parent-style-name="standard">
      <style:graphic-properties draw:fill="solid" draw:fill-color="#83caff" draw:textarea-horizontal-align="center" draw:textarea-vertical-align="middle"/>
    </style:style>
    <style:style style:name="gr5" style:family="graphic" style:parent-style-name="standard">
      <style:graphic-properties svg:stroke-width="0cm" svg:stroke-color="#000000" draw:marker-start-width="0.2cm" draw:marker-end-width="0.2cm" draw:fill="solid" draw:fill-color="#83caff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color="#0084d1" draw:marker-end="Arrow" draw:marker-end-width="0.15cm" draw:textarea-horizontal-align="center" draw:textarea-vertical-align="middle"/>
    </style:style>
    <style:style style:name="gr7" style:family="graphic" style:parent-style-name="standard">
      <style:graphic-properties draw:fill="solid" draw:fill-color="#0084d1" draw:textarea-horizontal-align="center" draw:textarea-vertical-align="middle"/>
    </style:style>
    <style:style style:name="gr8" style:family="graphic" style:parent-style-name="standard">
      <style:graphic-properties svg:stroke-color="#0084d1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svg:stroke-color="#579d1c" draw:marker-end="Arrow" draw:marker-end-width="0.15cm" draw:textarea-horizontal-align="center" draw:textarea-vertical-align="middle"/>
    </style:style>
    <style:style style:name="gr10" style:family="graphic" style:parent-style-name="standard">
      <style:graphic-properties draw:fill="solid" draw:fill-color="#ff950e" draw:textarea-horizontal-align="center" draw:textarea-vertical-align="middle"/>
    </style:style>
    <style:style style:name="gr11" style:family="graphic" style:parent-style-name="standard">
      <style:graphic-properties svg:stroke-width="0.1cm" svg:stroke-color="#ff3333" draw:marker-start-width="0.35cm" draw:marker-end-width="0.35cm" draw:fill="solid" draw:fill-color="#0084d1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e6e6ff" draw:textarea-horizontal-align="center" draw:textarea-vertical-align="middle"/>
    </style:style>
    <style:style style:name="gr13" style:family="graphic" style:parent-style-name="standard">
      <style:graphic-properties draw:fill="solid" draw:fill-color="#e6e6e6" draw:textarea-horizontal-align="center" draw:textarea-vertical-align="middle"/>
    </style:style>
    <style:style style:name="gr14" style:family="graphic" style:parent-style-name="standard">
      <style:graphic-properties draw:fill="solid" draw:fill-color="#ccccff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draw:fill="none" draw:fill-color="#ffffff" draw:textarea-horizontal-align="center" draw:textarea-vertical-align="middle"/>
    </style:style>
    <style:style style:name="gr16" style:family="graphic" style:parent-style-name="standard">
      <style:graphic-properties draw:fill="solid" draw:fill-color="#e6e6ff" draw:textarea-horizontal-align="center" draw:textarea-vertical-align="middle"/>
    </style:style>
    <style:style style:name="gr17" style:family="graphic" style:parent-style-name="standard">
      <style:graphic-properties draw:fill="solid" draw:fill-color="#e6e64c" draw:textarea-horizontal-align="center" draw:textarea-vertical-align="middle"/>
    </style:style>
    <style:style style:name="gr18" style:family="graphic" style:parent-style-name="standard">
      <style:graphic-properties draw:fill="solid" draw:fill-color="#579d1c" draw:textarea-horizontal-align="center" draw:textarea-vertical-align="middle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fill="solid" draw:fill-color="#aecf00" draw:textarea-horizontal-align="center" draw:textarea-vertical-align="middle"/>
    </style:style>
    <style:style style:name="gr21" style:family="graphic" style:parent-style-name="standard">
      <style:graphic-properties draw:fill="solid" draw:fill-color="#aecf00" draw:textarea-horizontal-align="center" draw:textarea-vertical-align="middle"/>
    </style:style>
    <style:style style:name="gr22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4pt" style:font-size-asian="4pt" style:font-size-complex="4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font-size="10pt" style:font-size-asian="6pt" style:font-size-complex="6pt"/>
    </style:style>
    <style:style style:name="P7" style:family="paragraph">
      <style:paragraph-properties fo:text-align="center"/>
      <style:text-properties fo:font-size="8pt" style:font-size-asian="6pt" style:font-size-complex="6pt"/>
    </style:style>
    <style:style style:name="P8" style:family="paragraph">
      <style:paragraph-properties fo:text-align="center"/>
      <style:text-properties fo:font-size="6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0pt" style:font-size-asian="6pt" style:font-size-complex="6pt"/>
    </style:style>
    <style:style style:name="T6" style:family="text">
      <style:text-properties fo:font-size="8pt" style:font-size-asian="6pt" style:font-size-complex="6pt"/>
    </style:style>
    <style:style style:name="T7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8.706cm" svg:height="1cm" svg:x="10.522cm" svg:y="0cm">
          <text:p text:style-name="P1"><text:span text:style-name="T1">Общий вид всех страниц в системе</text:span></text:p>
        </draw:rect>
        <draw:rect draw:style-name="gr2" draw:text-style-name="P1" draw:id="id2" draw:layer="layout" svg:width="4.995cm" svg:height="2.93cm" svg:x="5.663cm" svg:y="1.847cm">
          <draw:glue-point draw:id="4" svg:x="-3.561cm" svg:y="5cm"/>
          <draw:glue-point draw:id="5" svg:x="-2.042cm" svg:y="5cm"/>
          <draw:glue-point draw:id="6" svg:x="0.994cm" svg:y="5cm"/>
          <draw:glue-point draw:id="7" svg:x="3.255cm" svg:y="5cm"/>
          <draw:glue-point draw:id="8" svg:x="5.001cm" svg:y="3.426cm"/>
          <draw:glue-point draw:id="9" svg:x="5.001cm" svg:y="-1.754cm"/>
          <draw:glue-point draw:id="10" svg:x="4.998cm" svg:y="1.238cm"/>
          <draw:glue-point draw:id="11" svg:x="4.998cm" svg:y="2.313cm"/>
          <draw:glue-point draw:id="12" svg:x="5.001cm" svg:y="-2.989cm"/>
          <text:p/>
        </draw:rect>
        <draw:rect draw:style-name="gr3" draw:text-style-name="P3" draw:layer="layout" svg:width="4.995cm" svg:height="0.385cm" svg:x="5.664cm" svg:y="1.848cm">
          <text:p text:style-name="P1"><text:span text:style-name="T2">find_commodity (Поиск товара)</text:span></text:p>
        </draw:rect>
        <draw:rect draw:style-name="gr2" draw:text-style-name="P1" draw:layer="layout" svg:width="4.995cm" svg:height="3.778cm" svg:x="16.83cm" svg:y="2.293cm">
          <draw:glue-point draw:id="4" svg:x="-4.998cm" svg:y="-1.825cm"/>
          <draw:glue-point draw:id="5" svg:x="-4.998cm" svg:y="2.023cm"/>
          <text:p/>
        </draw:rect>
        <draw:rect draw:style-name="gr3" draw:text-style-name="P3" draw:layer="layout" svg:width="4.995cm" svg:height="0.385cm" svg:x="16.831cm" svg:y="2.294cm">
          <text:p text:style-name="P1"><text:span text:style-name="T2">commodity_description (Описание товара)</text:span></text:p>
        </draw:rect>
        <draw:rect draw:style-name="gr2" draw:text-style-name="P1" draw:layer="layout" svg:width="4.995cm" svg:height="3.974cm" svg:x="1.321cm" svg:y="7.648cm">
          <draw:glue-point draw:id="4" svg:x="-2.776cm" svg:y="4.614cm"/>
          <draw:glue-point draw:id="5" svg:x="-2.776cm" svg:y="5cm"/>
          <draw:glue-point draw:id="6" svg:x="2.986cm" svg:y="5cm"/>
          <text:p/>
        </draw:rect>
        <draw:rect draw:style-name="gr3" draw:text-style-name="P3" draw:id="id1" draw:layer="layout" svg:width="4.995cm" svg:height="0.385cm" svg:x="1.322cm" svg:y="7.649cm">
          <draw:glue-point draw:id="4" svg:x="1.645cm" svg:y="-4.987cm"/>
          <draw:glue-point draw:id="5" svg:x="-1.591cm" svg:y="-4.987cm"/>
          <draw:glue-point draw:id="6" svg:x="3.663cm" svg:y="-4.987cm"/>
          <draw:glue-point draw:id="7" svg:x="-4.03cm" svg:y="-4.987cm"/>
          <text:p text:style-name="P1"><text:span text:style-name="T2">order_product (Заказ товара — добав. в корзину)</text:span></text:p>
        </draw:rect>
        <draw:rect draw:style-name="gr2" draw:text-style-name="P1" draw:id="id6" draw:layer="layout" svg:width="4.995cm" svg:height="3.34cm" svg:x="10.946cm" svg:y="7.652cm">
          <text:p/>
        </draw:rect>
        <draw:rect draw:style-name="gr3" draw:text-style-name="P3" draw:id="id4" draw:layer="layout" svg:width="4.995cm" svg:height="0.385cm" svg:x="10.947cm" svg:y="7.653cm">
          <draw:glue-point draw:id="4" svg:x="-2.648cm" svg:y="-4.987cm"/>
          <draw:glue-point draw:id="5" svg:x="2.802cm" svg:y="-4.987cm"/>
          <text:p text:style-name="P1"><text:span text:style-name="T2">place_order (Оформить заказ)</text:span></text:p>
        </draw:rect>
        <draw:rect draw:style-name="gr4" draw:text-style-name="P3" draw:layer="layout" svg:width="4.042cm" svg:height="0.621cm" svg:x="6.113cm" svg:y="2.317cm">
          <text:p text:style-name="P1"><text:span text:style-name="T2">Панель фильтрации</text:span></text:p>
        </draw:rect>
        <draw:rect draw:style-name="gr4" draw:text-style-name="P3" draw:id="id3" draw:layer="layout" svg:width="4.042cm" svg:height="1.641cm" svg:x="6.113cm" svg:y="3.018cm">
          <draw:glue-point draw:id="4" svg:x="-3.854cm" svg:y="5.003cm"/>
          <draw:glue-point draw:id="5" svg:x="-1.35cm" svg:y="5.003cm"/>
          <draw:glue-point draw:id="6" svg:x="1.15cm" svg:y="5.003cm"/>
          <draw:glue-point draw:id="7" svg:x="2.642cm" svg:y="5.003cm"/>
          <draw:glue-point draw:id="8" svg:x="5cm" svg:y="2.931cm"/>
          <draw:glue-point draw:id="9" svg:x="5cm" svg:y="-2.522cm"/>
          <draw:glue-point draw:id="10" svg:x="3.943cm" svg:y="5.003cm"/>
          <text:p text:style-name="P1"><text:span text:style-name="T2">Панель данных</text:span></text:p>
        </draw:rect>
        <draw:rect draw:style-name="gr4" draw:text-style-name="P3" draw:layer="layout" svg:width="4.6cm" svg:height="2.105cm" svg:x="17.067cm" svg:y="2.811cm">
          <text:p text:style-name="P1"><text:span text:style-name="T2">Панель полного</text:span></text:p>
          <text:p text:style-name="P1"><text:span text:style-name="T2">описания товара</text:span></text:p>
        </draw:rect>
        <draw:rect draw:style-name="gr5" draw:text-style-name="P3" draw:layer="layout" svg:width="2.323cm" svg:height="2.23cm" svg:x="11.071cm" svg:y="8.19cm">
          <text:p text:style-name="P3"><text:span text:style-name="T2">Оформления </text:span></text:p>
          <text:p text:style-name="P3"><text:span text:style-name="T2">Контактных </text:span></text:p>
          <text:p text:style-name="P3"><text:span text:style-name="T2">Данных </text:span></text:p>
          <text:p text:style-name="P3"><text:span text:style-name="T2">клиента</text:span></text:p>
        </draw:rect>
        <draw:rect draw:style-name="gr4" draw:text-style-name="P3" draw:layer="layout" svg:width="4.668cm" svg:height="2.23cm" svg:x="1.482cm" svg:y="8.165cm">
          <text:p text:style-name="P1"><text:span text:style-name="T2">Панель состояния</text:span></text:p>
          <text:p text:style-name="P1"><text:span text:style-name="T2">корзины</text:span></text:p>
        </draw:rect>
        <draw:connector draw:style-name="gr6" draw:text-style-name="P1" draw:layer="layout" svg:x1="5.648cm" svg:y1="7.65cm" svg:x2="6.382cm" svg:y2="4.777cm" draw:start-shape="id1" draw:start-glue-point="6" draw:end-shape="id2" draw:end-glue-point="4" svg:d="m5648 7650v-1412h734v-1461">
          <text:p/>
        </draw:connector>
        <draw:connector draw:style-name="gr6" draw:text-style-name="P1" draw:layer="layout" svg:x1="10.155cm" svg:y1="4.318cm" svg:x2="13.444cm" svg:y2="7.653cm" draw:start-shape="id3" draw:start-glue-point="8" draw:end-shape="id4" svg:d="m10155 4318h3289v3335">
          <text:p/>
        </draw:connector>
        <draw:rect draw:style-name="gr7" draw:text-style-name="P3" draw:id="id11" draw:layer="layout" svg:width="4.473cm" svg:height="0.385cm" svg:x="1.677cm" svg:y="10.584cm">
          <text:p text:style-name="P1"><text:span text:style-name="T2">Продолжить</text:span></text:p>
        </draw:rect>
        <draw:rect draw:style-name="gr7" draw:text-style-name="P3" draw:id="id5" draw:layer="layout" svg:width="3.771cm" svg:height="0.385cm" svg:x="1.995cm" svg:y="11.084cm">
          <text:p text:style-name="P1"><text:span text:style-name="T2">Оформить заказ</text:span></text:p>
        </draw:rect>
        <draw:rect draw:style-name="gr7" draw:text-style-name="P3" draw:id="id8" draw:layer="layout" svg:width="1.685cm" svg:height="0.385cm" svg:x="11.087cm" svg:y="10.499cm">
          <text:p text:style-name="P1"><text:span text:style-name="T2">Отправить заказ</text:span></text:p>
        </draw:rect>
        <draw:rect draw:style-name="gr7" draw:text-style-name="P3" draw:id="id7" draw:layer="layout" svg:width="1.451cm" svg:height="0.385cm" svg:x="14.392cm" svg:y="10.5cm">
          <text:p text:style-name="P1"><text:span text:style-name="T2">Отменить</text:span></text:p>
        </draw:rect>
        <draw:connector draw:style-name="gr8" draw:text-style-name="P1" draw:layer="layout" draw:line-skew="-0.176cm -0.751cm" svg:x1="3.88cm" svg:y1="11.469cm" svg:x2="10.946cm" svg:y2="9.322cm" draw:start-shape="id5" draw:start-glue-point="2" draw:end-shape="id6" draw:end-glue-point="3" svg:d="m3880 11469v324h3700v-2471h3366">
          <text:p/>
        </draw:connector>
        <draw:rect draw:style-name="gr2" draw:text-style-name="P1" draw:layer="layout" svg:width="4.995cm" svg:height="3.34cm" svg:x="6.646cm" svg:y="12.452cm">
          <text:p/>
        </draw:rect>
        <draw:rect draw:style-name="gr3" draw:text-style-name="P3" draw:id="id9" draw:layer="layout" svg:width="4.995cm" svg:height="0.385cm" svg:x="6.647cm" svg:y="12.453cm">
          <draw:glue-point draw:id="4" svg:x="-2.648cm" svg:y="-4.987cm"/>
          <draw:glue-point draw:id="5" svg:x="2.802cm" svg:y="-4.987cm"/>
          <text:p text:style-name="P1"><text:span text:style-name="T2">thanks (Благодарность за покупку)</text:span></text:p>
        </draw:rect>
        <draw:rect draw:style-name="gr4" draw:text-style-name="P3" draw:layer="layout" svg:width="4.57cm" svg:height="2.23cm" svg:x="6.811cm" svg:y="12.99cm">
          <text:p text:style-name="P1"><text:span text:style-name="T2">Панель c текстом благодарности</text:span></text:p>
        </draw:rect>
        <draw:rect draw:style-name="gr7" draw:text-style-name="P3" draw:id="id10" draw:layer="layout" svg:width="4.535cm" svg:height="0.385cm" svg:x="6.825cm" svg:y="15.299cm">
          <text:p text:style-name="P1"><text:span text:style-name="T2">OK</text:span></text:p>
        </draw:rect>
        <draw:connector draw:style-name="gr9" draw:text-style-name="P1" draw:layer="layout" svg:x1="15.843cm" svg:y1="10.692cm" svg:x2="10.656cm" svg:y2="3.989cm" draw:start-shape="id7" draw:start-glue-point="1" draw:end-shape="id2" draw:end-glue-point="11" svg:d="m15843 10692h500v-6703h-5687">
          <text:p/>
        </draw:connector>
        <draw:connector draw:style-name="gr8" draw:text-style-name="P1" draw:layer="layout" svg:x1="11.929cm" svg:y1="10.884cm" svg:x2="9.144cm" svg:y2="12.453cm" draw:start-shape="id8" draw:start-glue-point="2" draw:end-shape="id9" draw:end-glue-point="0" svg:d="m11929 10884v785h-2785v784">
          <text:p/>
        </draw:connector>
        <draw:connector draw:style-name="gr9" draw:text-style-name="P1" draw:layer="layout" draw:line-skew="0cm 4.722cm" svg:x1="9.092cm" svg:y1="15.684cm" svg:x2="10.656cm" svg:y2="3.674cm" draw:start-shape="id10" draw:start-glue-point="2" draw:end-shape="id2" draw:end-glue-point="10" svg:d="m9092 15684v500h7490v-12510h-5926">
          <text:p/>
        </draw:connector>
        <draw:connector draw:style-name="gr9" draw:text-style-name="P1" draw:layer="layout" svg:x1="6.15cm" svg:y1="10.776cm" svg:x2="7.141cm" svg:y2="4.777cm" draw:start-shape="id11" draw:start-glue-point="1" draw:end-shape="id2" draw:end-glue-point="5" svg:d="m6150 10776h991v-5999">
          <text:p/>
        </draw:connector>
        <draw:rect draw:style-name="gr7" draw:text-style-name="P3" draw:id="id13" draw:layer="layout" svg:width="2.074cm" svg:height="0.385cm" svg:x="17.067cm" svg:y="5.069cm">
          <text:p text:style-name="P1"><text:span text:style-name="T2">Добавить в корзину</text:span></text:p>
        </draw:rect>
        <draw:rect draw:style-name="gr7" draw:text-style-name="P3" draw:id="id14" draw:layer="layout" svg:width="2.255cm" svg:height="0.385cm" svg:x="19.372cm" svg:y="5.07cm">
          <text:p text:style-name="P1"><text:span text:style-name="T2">Заказать</text:span></text:p>
        </draw:rect>
        <draw:rect draw:style-name="gr7" draw:text-style-name="P3" draw:id="id12" draw:layer="layout" svg:width="4.457cm" svg:height="0.385cm" svg:x="17.067cm" svg:y="5.57cm">
          <text:p text:style-name="P1"><text:span text:style-name="T2">Вернуться на предыдущую страницу</text:span></text:p>
        </draw:rect>
        <draw:connector draw:style-name="gr9" draw:text-style-name="P1" draw:layer="layout" svg:x1="19.295cm" svg:y1="5.955cm" svg:x2="10.657cm" svg:y2="2.799cm" draw:start-shape="id12" draw:start-glue-point="2" draw:end-shape="id2" draw:end-glue-point="9" svg:d="m19295 5955v500h-5407v-3656h-3231">
          <text:p/>
        </draw:connector>
        <draw:connector draw:style-name="gr8" draw:text-style-name="P1" draw:layer="layout" draw:line-skew="0.408cm -3.251cm" svg:x1="18.104cm" svg:y1="5.069cm" svg:x2="6.317cm" svg:y2="7.841cm" draw:start-shape="id13" draw:start-glue-point="0" draw:end-shape="id1" draw:end-glue-point="1" svg:d="m18104 5069v-92h-9663v2864h-2124">
          <text:p/>
        </draw:connector>
        <draw:connector draw:style-name="gr8" draw:text-style-name="P1" draw:layer="layout" draw:line-skew="0cm 0.46cm" svg:x1="21.627cm" svg:y1="5.262cm" svg:x2="14.843cm" svg:y2="7.654cm" draw:start-shape="id14" draw:start-glue-point="1" draw:end-shape="id4" draw:end-glue-point="5" svg:d="m21627 5262h500v1752h-7284v640">
          <text:p/>
        </draw:connector>
        <draw:rect draw:style-name="gr10" draw:text-style-name="P4" draw:layer="layout" svg:width="1.528cm" svg:height="0.146cm" svg:x="17.372cm" svg:y="5.069cm">
          <text:p text:style-name="P1"><text:span text:style-name="T3">Button_add_to_trolley</text:span></text:p>
        </draw:rect>
        <draw:rect draw:style-name="gr10" draw:text-style-name="P4" draw:layer="layout" svg:width="1.528cm" svg:height="0.146cm" svg:x="19.672cm" svg:y="5.07cm">
          <text:p text:style-name="P1"><text:span text:style-name="T3">Button_order</text:span></text:p>
        </draw:rect>
        <draw:rect draw:style-name="gr10" draw:text-style-name="P4" draw:layer="layout" svg:width="1.528cm" svg:height="0.146cm" svg:x="18.641cm" svg:y="5.57cm">
          <text:p text:style-name="P1"><text:span text:style-name="T3">Button_return</text:span></text:p>
        </draw:rect>
        <draw:rect draw:style-name="gr10" draw:text-style-name="P4" draw:layer="layout" svg:width="1.528cm" svg:height="0.146cm" svg:x="3.132cm" svg:y="10.583cm">
          <text:p text:style-name="P1"><text:span text:style-name="T3">button_continue</text:span></text:p>
        </draw:rect>
        <draw:rect draw:style-name="gr10" draw:text-style-name="P4" draw:layer="layout" svg:width="1.528cm" svg:height="0.146cm" svg:x="3.231cm" svg:y="11.083cm">
          <text:p text:style-name="P1"><text:span text:style-name="T3">button_order</text:span></text:p>
        </draw:rect>
        <draw:rect draw:style-name="gr10" draw:text-style-name="P4" draw:layer="layout" svg:width="1.062cm" svg:height="0.146cm" svg:x="14.559cm" svg:y="10.5cm">
          <text:p text:style-name="P1"><text:span text:style-name="T3">button_cancel</text:span></text:p>
        </draw:rect>
        <draw:rect draw:style-name="gr10" draw:text-style-name="P4" draw:layer="layout" svg:width="1.113cm" svg:height="0.146cm" svg:x="11.398cm" svg:y="10.499cm">
          <text:p text:style-name="P1"><text:span text:style-name="T3">button_send</text:span></text:p>
        </draw:rect>
        <draw:rect draw:style-name="gr10" draw:text-style-name="P4" draw:layer="layout" svg:width="1.528cm" svg:height="0.146cm" svg:x="8.557cm" svg:y="15.299cm">
          <text:p text:style-name="P1"><text:span text:style-name="T3">button_ok</text:span></text:p>
        </draw:rect>
        <draw:rect draw:style-name="gr10" draw:text-style-name="P4" draw:layer="layout" svg:width="1.528cm" svg:height="0.146cm" svg:x="3.075cm" svg:y="8.165cm">
          <text:p text:style-name="P1"><text:span text:style-name="T3">PanelTrolley</text:span></text:p>
        </draw:rect>
        <draw:rect draw:style-name="gr10" draw:text-style-name="P4" draw:layer="layout" svg:width="1.528cm" svg:height="0.146cm" svg:x="18.572cm" svg:y="2.809cm">
          <text:p text:style-name="P1"><text:span text:style-name="T3">PanelDescriptionFull</text:span></text:p>
        </draw:rect>
        <draw:rect draw:style-name="gr10" draw:text-style-name="P4" draw:layer="layout" svg:width="1.528cm" svg:height="0.146cm" svg:x="11.533cm" svg:y="8.19cm">
          <text:p text:style-name="P1"><text:span text:style-name="T3">PanelContakt</text:span></text:p>
        </draw:rect>
        <draw:rect draw:style-name="gr4" draw:text-style-name="P3" draw:layer="layout" svg:width="2.183cm" svg:height="2.23cm" svg:x="13.667cm" svg:y="8.165cm">
          <text:p text:style-name="P1"><text:span text:style-name="T2">Панель состояния</text:span></text:p>
          <text:p text:style-name="P1"><text:span text:style-name="T2">корзины</text:span></text:p>
        </draw:rect>
        <draw:rect draw:style-name="gr10" draw:text-style-name="P4" draw:layer="layout" svg:width="1.15cm" svg:height="0.146cm" svg:x="14.087cm" svg:y="8.165cm">
          <text:p text:style-name="P1"><text:span text:style-name="T3">PanelTrolley</text:span></text:p>
        </draw:rect>
        <draw:rect draw:style-name="gr10" draw:text-style-name="P4" draw:layer="layout" svg:width="1.123cm" svg:height="0.146cm" svg:x="8.074cm" svg:y="12.99cm">
          <text:p text:style-name="P1"><text:span text:style-name="T3">PanelOk</text:span></text:p>
        </draw:rect>
        <draw:rect draw:style-name="gr10" draw:text-style-name="P4" draw:layer="layout" svg:width="1.123cm" svg:height="0.146cm" svg:x="9.197cm" svg:y="12.99cm">
          <text:p text:style-name="P1"><text:span text:style-name="T3">PanelError</text:span></text:p>
        </draw:rect>
        <draw:rect draw:style-name="gr11" draw:text-style-name="P3" draw:layer="layout" svg:width="1.32cm" svg:height="0.385cm" svg:x="12.928cm" svg:y="10.5cm">
          <text:p text:style-name="P3"><text:span text:style-name="T2">Оплатить</text:span></text:p>
        </draw:rect>
        <draw:rect draw:style-name="gr10" draw:text-style-name="P4" draw:layer="layout" svg:width="0.912cm" svg:height="0.146cm" svg:x="13.209cm" svg:y="10.5cm">
          <text:p text:style-name="P1"><text:span text:style-name="T3">button_pay</text:span></text:p>
        </draw:rect>
      </draw:page>
      <draw:page draw:name="page2" draw:style-name="dp1" draw:master-page-name="Default">
        <draw:rect draw:style-name="gr12" draw:text-style-name="P2" draw:layer="layout" svg:width="11.505cm" svg:height="12.46cm" svg:x="16.307cm" svg:y="3.598cm">
          <text:p text:style-name="P1"><text:span text:style-name="T1">Work</text:span></text:p>
          <text:p text:style-name="P1"><text:span text:style-name="T1">Area</text:span></text:p>
        </draw:rect>
        <draw:rect draw:style-name="gr1" draw:text-style-name="P2" draw:layer="layout" svg:width="8.706cm" svg:height="1cm" svg:x="10.522cm" svg:y="0cm">
          <text:p text:style-name="P1"><text:span text:style-name="T1">Общий вид страницы ( родительской )</text:span></text:p>
        </draw:rect>
        <draw:rect draw:style-name="gr13" draw:text-style-name="P2" draw:layer="layout" svg:width="14.429cm" svg:height="1.692cm" svg:x="13.384cm" svg:y="1.906cm">
          <text:p text:style-name="P1"><text:span text:style-name="T1">Panel Header</text:span></text:p>
        </draw:rect>
        <draw:rect draw:style-name="gr13" draw:text-style-name="P2" draw:layer="layout" svg:width="2.921cm" svg:height="8.183cm" svg:x="13.385cm" svg:y="7.875cm">
          <text:p text:style-name="P1"><text:span text:style-name="T1">Panel</text:span></text:p>
          <text:p text:style-name="P1"><text:span text:style-name="T1">Navigation</text:span></text:p>
        </draw:rect>
        <draw:rect draw:style-name="gr13" draw:text-style-name="P2" draw:layer="layout" svg:width="2.921cm" svg:height="1.969cm" svg:x="13.386cm" svg:y="3.598cm">
          <text:p text:style-name="P1"><text:span text:style-name="T1">Panel</text:span></text:p>
          <text:p text:style-name="P1"><text:span text:style-name="T1">Autentification</text:span></text:p>
        </draw:rect>
        <draw:rect draw:style-name="gr13" draw:text-style-name="P2" draw:layer="layout" svg:width="2.921cm" svg:height="2.308cm" svg:x="13.386cm" svg:y="5.567cm">
          <text:p text:style-name="P1"><text:span text:style-name="T1">Trolley</text:span></text:p>
        </draw:rect>
        <draw:custom-shape draw:style-name="gr14" draw:text-style-name="P5" draw:layer="layout" svg:width="8.368cm" svg:height="1.969cm" svg:x="1.169cm" svg:y="1cm">
          <text:p text:style-name="P1"><text:span text:style-name="T4">Панель заголовка</text:span></text:p>
          <text:p text:style-name="P1"><text:span text:style-name="T4">Для всех страниц</text:span></text:p>
          <draw:enhanced-geometry svg:viewBox="0 0 21600 21600" draw:text-areas="800 800 20800 20800" draw:type="round-rectangular-callout" draw:modifiers="31286.3185565778 18398.3756345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5" draw:layer="layout" svg:width="8.368cm" svg:height="1.969cm" svg:x="1.169cm" svg:y="3.301cm">
          <text:p text:style-name="P1"><text:span text:style-name="T4">Панель аутентификации</text:span></text:p>
          <text:p text:style-name="P1"><text:span text:style-name="T4">Для ввода логина и пароля</text:span></text:p>
          <draw:enhanced-geometry svg:viewBox="0 0 21600 21600" draw:text-areas="800 800 20800 20800" draw:type="round-rectangular-callout" draw:modifiers="31286.3185565778 18398.3756345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5" draw:layer="layout" svg:width="8.368cm" svg:height="1.969cm" svg:x="1.169cm" svg:y="5.602cm">
          <text:p text:style-name="P1"><text:span text:style-name="T4">Панель описывающая корзину покупателя</text:span></text:p>
          <draw:enhanced-geometry svg:viewBox="0 0 21600 21600" draw:text-areas="800 800 20800 20800" draw:type="round-rectangular-callout" draw:modifiers="31286.3185565778 18398.3756345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5" draw:layer="layout" svg:width="8.368cm" svg:height="1.969cm" svg:x="1.169cm" svg:y="9.703cm">
          <text:p text:style-name="P1"><text:span text:style-name="T4">Панель навигации</text:span></text:p>
          <text:p text:style-name="P1"><text:span text:style-name="T4">(переход на другие ресурсы, </text:span></text:p>
          <text:p text:style-name="P1"><text:span text:style-name="T4">либо внутри магазина )</text:span></text:p>
          <draw:enhanced-geometry svg:viewBox="0 0 21600 21600" draw:text-areas="800 800 20800 20800" draw:type="round-rectangular-callout" draw:modifiers="31286.3185565778 18398.3756345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5" draw:layer="layout" svg:width="8.368cm" svg:height="1.969cm" svg:x="1.169cm" svg:y="16.504cm">
          <text:p text:style-name="P1"><text:span text:style-name="T4">Рабочая область, которая содержит </text:span></text:p>
          <text:p text:style-name="P1"><text:span text:style-name="T4">все текущие страницы</text:span></text:p>
          <draw:enhanced-geometry svg:viewBox="0 0 21600 21600" draw:text-areas="800 800 20800 20800" draw:type="round-rectangular-callout" draw:modifiers="43274.8476520492 -4528.324873096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rect draw:style-name="gr15" draw:text-style-name="P1" draw:id="id18" draw:layer="layout" svg:width="5.625cm" svg:height="4.191cm" svg:x="7.258cm" svg:y="4.377cm">
          <text:p/>
        </draw:rect>
        <draw:rect draw:style-name="gr16" draw:text-style-name="P1" draw:layer="layout" svg:width="4.995cm" svg:height="2.93cm" svg:x="1cm" svg:y="2.9cm">
          <draw:glue-point draw:id="4" svg:x="-3.561cm" svg:y="5cm"/>
          <draw:glue-point draw:id="5" svg:x="-2.042cm" svg:y="5cm"/>
          <draw:glue-point draw:id="6" svg:x="0.994cm" svg:y="5cm"/>
          <draw:glue-point draw:id="7" svg:x="3.255cm" svg:y="5cm"/>
          <draw:glue-point draw:id="8" svg:x="5.001cm" svg:y="3.426cm"/>
          <draw:glue-point draw:id="9" svg:x="5.001cm" svg:y="-1.754cm"/>
          <draw:glue-point draw:id="10" svg:x="4.998cm" svg:y="1.238cm"/>
          <draw:glue-point draw:id="11" svg:x="4.998cm" svg:y="2.313cm"/>
          <draw:glue-point draw:id="12" svg:x="5.001cm" svg:y="-2.989cm"/>
          <text:p/>
        </draw:rect>
        <draw:rect draw:style-name="gr3" draw:text-style-name="P3" draw:layer="layout" svg:width="4.995cm" svg:height="0.385cm" svg:x="1.001cm" svg:y="2.901cm">
          <text:p text:style-name="P1"><text:span text:style-name="T2">find_commodity (Поиск товара)</text:span></text:p>
        </draw:rect>
        <draw:rect draw:style-name="gr4" draw:text-style-name="P3" draw:id="id15" draw:layer="layout" svg:width="4.042cm" svg:height="0.621cm" svg:x="1.45cm" svg:y="3.37cm">
          <text:p text:style-name="P1"><text:span text:style-name="T2">Панель фильтрации</text:span></text:p>
        </draw:rect>
        <draw:rect draw:style-name="gr4" draw:text-style-name="P3" draw:id="id17" draw:layer="layout" svg:width="4.042cm" svg:height="1.641cm" svg:x="1.45cm" svg:y="4.071cm">
          <draw:glue-point draw:id="4" svg:x="-3.854cm" svg:y="5.003cm"/>
          <draw:glue-point draw:id="5" svg:x="-1.35cm" svg:y="5.003cm"/>
          <draw:glue-point draw:id="6" svg:x="1.15cm" svg:y="5.003cm"/>
          <draw:glue-point draw:id="7" svg:x="2.642cm" svg:y="5.003cm"/>
          <draw:glue-point draw:id="8" svg:x="5cm" svg:y="2.931cm"/>
          <draw:glue-point draw:id="9" svg:x="5cm" svg:y="-2.522cm"/>
          <draw:glue-point draw:id="10" svg:x="3.943cm" svg:y="5.003cm"/>
          <text:p text:style-name="P1"><text:span text:style-name="T2">Панель данных</text:span></text:p>
        </draw:rect>
        <draw:rect draw:style-name="gr1" draw:text-style-name="P2" draw:layer="layout" svg:width="8.706cm" svg:height="1cm" svg:x="10.522cm" svg:y="0cm">
          <text:p text:style-name="P1"><text:span text:style-name="T1">Поиск товара</text:span></text:p>
        </draw:rect>
        <draw:rect draw:style-name="gr16" draw:text-style-name="P1" draw:id="id16" draw:layer="layout" svg:width="4.995cm" svg:height="1.8cm" svg:x="7.586cm" svg:y="1.856cm">
          <draw:glue-point draw:id="4" svg:x="-3.561cm" svg:y="5cm"/>
          <draw:glue-point draw:id="5" svg:x="-2.042cm" svg:y="5cm"/>
          <draw:glue-point draw:id="6" svg:x="0.994cm" svg:y="5cm"/>
          <draw:glue-point draw:id="7" svg:x="3.255cm" svg:y="5cm"/>
          <draw:glue-point draw:id="8" svg:x="5.001cm" svg:y="3.426cm"/>
          <draw:glue-point draw:id="9" svg:x="5.001cm" svg:y="-1.754cm"/>
          <draw:glue-point draw:id="10" svg:x="4.998cm" svg:y="1.238cm"/>
          <draw:glue-point draw:id="11" svg:x="4.998cm" svg:y="2.313cm"/>
          <draw:glue-point draw:id="12" svg:x="5.001cm" svg:y="-2.989cm"/>
          <text:p/>
        </draw:rect>
        <draw:rect draw:style-name="gr4" draw:text-style-name="P3" draw:layer="layout" svg:width="4.995cm" svg:height="0.385cm" svg:x="7.587cm" svg:y="1.843cm">
          <text:p text:style-name="P1"><text:span text:style-name="T2">PanelFilter (панель поиска)</text:span></text:p>
        </draw:rect>
        <draw:rect draw:style-name="gr17" draw:text-style-name="P1" draw:layer="layout" svg:width="1.01cm" svg:height="0.185cm" svg:x="7.809cm" svg:y="2.447cm">
          <text:p/>
        </draw:rect>
        <draw:rect draw:style-name="gr18" draw:text-style-name="P1" draw:layer="layout" svg:width="1.01cm" svg:height="0.185cm" svg:x="7.809cm" svg:y="2.676cm">
          <text:p/>
        </draw:rect>
        <draw:rect draw:style-name="gr17" draw:text-style-name="P1" draw:layer="layout" svg:width="1.01cm" svg:height="0.185cm" svg:x="9.009cm" svg:y="2.447cm">
          <text:p/>
        </draw:rect>
        <draw:rect draw:style-name="gr18" draw:text-style-name="P1" draw:layer="layout" svg:width="1.01cm" svg:height="0.185cm" svg:x="9.009cm" svg:y="2.676cm">
          <text:p/>
        </draw:rect>
        <draw:rect draw:style-name="gr17" draw:text-style-name="P1" draw:layer="layout" svg:width="1.01cm" svg:height="0.185cm" svg:x="10.209cm" svg:y="2.447cm">
          <text:p/>
        </draw:rect>
        <draw:rect draw:style-name="gr18" draw:text-style-name="P1" draw:layer="layout" svg:width="1.01cm" svg:height="0.185cm" svg:x="10.209cm" svg:y="2.676cm">
          <text:p/>
        </draw:rect>
        <draw:rect draw:style-name="gr17" draw:text-style-name="P1" draw:layer="layout" svg:width="1.01cm" svg:height="0.185cm" svg:x="11.409cm" svg:y="2.447cm">
          <text:p/>
        </draw:rect>
        <draw:rect draw:style-name="gr18" draw:text-style-name="P1" draw:layer="layout" svg:width="1.01cm" svg:height="0.185cm" svg:x="11.409cm" svg:y="2.676cm">
          <text:p/>
        </draw:rect>
        <draw:rect draw:style-name="gr7" draw:text-style-name="P3" draw:layer="layout" svg:width="3.855cm" svg:height="0.469cm" svg:x="8.066cm" svg:y="3.016cm">
          <text:p text:style-name="P1"><text:span text:style-name="T2">Filter</text:span></text:p>
        </draw:rect>
        <draw:connector draw:style-name="gr19" draw:text-style-name="P1" draw:layer="layout" draw:type="lines" draw:line-skew="-0.252cm 0.196cm" svg:x1="5.492cm" svg:y1="3.68cm" svg:x2="7.586cm" svg:y2="2.756cm" draw:start-shape="id15" draw:start-glue-point="1" draw:end-shape="id16" draw:end-glue-point="3" svg:d="m5492 3680h248l1542-924h304">
          <text:p/>
        </draw:connector>
        <draw:rect draw:style-name="gr16" draw:text-style-name="P1" draw:layer="layout" svg:width="4.995cm" svg:height="1.8cm" svg:x="7.586cm" svg:y="4.557cm">
          <draw:glue-point draw:id="4" svg:x="-3.561cm" svg:y="5cm"/>
          <draw:glue-point draw:id="5" svg:x="-2.042cm" svg:y="5cm"/>
          <draw:glue-point draw:id="6" svg:x="0.994cm" svg:y="5cm"/>
          <draw:glue-point draw:id="7" svg:x="3.255cm" svg:y="5cm"/>
          <draw:glue-point draw:id="8" svg:x="5.001cm" svg:y="3.426cm"/>
          <draw:glue-point draw:id="9" svg:x="5.001cm" svg:y="-1.754cm"/>
          <draw:glue-point draw:id="10" svg:x="4.998cm" svg:y="1.238cm"/>
          <draw:glue-point draw:id="11" svg:x="4.998cm" svg:y="2.313cm"/>
          <draw:glue-point draw:id="12" svg:x="5.001cm" svg:y="-2.989cm"/>
          <text:p/>
        </draw:rect>
        <draw:rect draw:style-name="gr4" draw:text-style-name="P3" draw:layer="layout" svg:width="4.995cm" svg:height="0.385cm" svg:x="7.587cm" svg:y="4.544cm">
          <text:p text:style-name="P1"><text:span text:style-name="T2">PanelData (панель данных)</text:span></text:p>
        </draw:rect>
        <draw:rect draw:style-name="gr16" draw:text-style-name="P1" draw:layer="layout" svg:width="4.995cm" svg:height="1.8cm" svg:x="7.586cm" svg:y="6.658cm">
          <draw:glue-point draw:id="4" svg:x="-3.561cm" svg:y="5cm"/>
          <draw:glue-point draw:id="5" svg:x="-2.042cm" svg:y="5cm"/>
          <draw:glue-point draw:id="6" svg:x="0.994cm" svg:y="5cm"/>
          <draw:glue-point draw:id="7" svg:x="3.255cm" svg:y="5cm"/>
          <draw:glue-point draw:id="8" svg:x="5.001cm" svg:y="3.426cm"/>
          <draw:glue-point draw:id="9" svg:x="5.001cm" svg:y="-1.754cm"/>
          <draw:glue-point draw:id="10" svg:x="4.998cm" svg:y="1.238cm"/>
          <draw:glue-point draw:id="11" svg:x="4.998cm" svg:y="2.313cm"/>
          <draw:glue-point draw:id="12" svg:x="5.001cm" svg:y="-2.989cm"/>
          <text:p/>
        </draw:rect>
        <draw:rect draw:style-name="gr4" draw:text-style-name="P3" draw:layer="layout" svg:width="4.995cm" svg:height="0.385cm" svg:x="7.587cm" svg:y="6.645cm">
          <text:p text:style-name="P1"><text:span text:style-name="T2">PanelError (панель вывода ошибки)</text:span></text:p>
        </draw:rect>
        <draw:connector draw:style-name="gr19" draw:text-style-name="P1" draw:layer="layout" draw:type="lines" draw:line-skew="-0.181cm 0.203cm" svg:x1="5.492cm" svg:y1="4.891cm" svg:x2="7.258cm" svg:y2="6.472cm" draw:start-shape="id17" draw:start-glue-point="1" draw:end-shape="id18" draw:end-glue-point="3" svg:d="m5492 4891h319l1150 1581h297">
          <text:p/>
        </draw:connector>
        <draw:rect draw:style-name="gr17" draw:text-style-name="P1" draw:layer="layout" svg:width="1.818cm" svg:height="0.519cm" svg:x="9.124cm" svg:y="7.246cm">
          <text:p/>
        </draw:rect>
        <draw:rect draw:style-name="gr18" draw:text-style-name="P1" draw:layer="layout" svg:width="4.537cm" svg:height="0.136cm" svg:x="7.839cm" svg:y="5.193cm">
          <text:p/>
        </draw:rect>
        <draw:rect draw:style-name="gr18" draw:text-style-name="P1" draw:layer="layout" svg:width="4.537cm" svg:height="0.136cm" svg:x="7.84cm" svg:y="5.333cm">
          <text:p/>
        </draw:rect>
        <draw:rect draw:style-name="gr18" draw:text-style-name="P1" draw:layer="layout" svg:width="4.537cm" svg:height="0.136cm" svg:x="7.841cm" svg:y="5.461cm">
          <text:p/>
        </draw:rect>
        <draw:rect draw:style-name="gr18" draw:text-style-name="P1" draw:layer="layout" svg:width="4.537cm" svg:height="0.136cm" svg:x="7.842cm" svg:y="5.601cm">
          <text:p/>
        </draw:rect>
        <draw:rect draw:style-name="gr18" draw:text-style-name="P1" draw:layer="layout" svg:width="4.537cm" svg:height="0.136cm" svg:x="7.843cm" svg:y="5.741cm">
          <text:p/>
        </draw:rect>
        <draw:rect draw:style-name="gr18" draw:text-style-name="P1" draw:layer="layout" svg:width="4.537cm" svg:height="0.136cm" svg:x="7.844cm" svg:y="5.869cm">
          <text:p/>
        </draw:rect>
        <draw:rect draw:style-name="gr18" draw:text-style-name="P1" draw:layer="layout" svg:width="4.537cm" svg:height="0.136cm" svg:x="7.845cm" svg:y="6.009cm">
          <text:p/>
        </draw:rect>
        <draw:rect draw:style-name="gr18" draw:text-style-name="P1" draw:layer="layout" svg:width="4.537cm" svg:height="0.136cm" svg:x="7.84cm" svg:y="5.053cm">
          <text:p/>
        </draw:rect>
      </draw:page>
      <draw:page draw:name="page4" draw:style-name="dp1" draw:master-page-name="Default">
        <draw:rect draw:style-name="gr1" draw:text-style-name="P2" draw:layer="layout" svg:width="8.706cm" svg:height="1cm" svg:x="10.522cm" svg:y="0cm">
          <text:p text:style-name="P1"><text:span text:style-name="T1">Панель Контактных данных</text:span></text:p>
        </draw:rect>
        <draw:rect draw:style-name="gr16" draw:text-style-name="P1" draw:layer="layout" svg:width="6.8cm" svg:height="5.095cm" svg:x="1.808cm" svg:y="1.392cm">
          <draw:glue-point draw:id="4" svg:x="-3.561cm" svg:y="5cm"/>
          <draw:glue-point draw:id="5" svg:x="-2.042cm" svg:y="5cm"/>
          <draw:glue-point draw:id="6" svg:x="0.994cm" svg:y="5cm"/>
          <draw:glue-point draw:id="7" svg:x="3.255cm" svg:y="5cm"/>
          <draw:glue-point draw:id="8" svg:x="5.001cm" svg:y="3.426cm"/>
          <draw:glue-point draw:id="9" svg:x="5.001cm" svg:y="-1.754cm"/>
          <draw:glue-point draw:id="10" svg:x="4.998cm" svg:y="1.238cm"/>
          <draw:glue-point draw:id="11" svg:x="4.998cm" svg:y="2.313cm"/>
          <draw:glue-point draw:id="12" svg:x="5.001cm" svg:y="-2.989cm"/>
          <text:p/>
        </draw:rect>
        <draw:rect draw:style-name="gr4" draw:text-style-name="P6" draw:layer="layout" svg:width="6.8cm" svg:height="0.83cm" svg:x="1.809cm" svg:y="1.394cm">
          <text:p text:style-name="P1"><text:span text:style-name="T5">PanelContakt</text:span></text:p>
        </draw:rect>
        <draw:rect draw:style-name="gr20" draw:text-style-name="P7" draw:layer="layout" svg:width="5.139cm" svg:height="0.674cm" svg:x="1.916cm" svg:y="2.364cm">
          <text:p text:style-name="P1"><text:span text:style-name="T6">Фамилия</text:span></text:p>
        </draw:rect>
        <draw:rect draw:style-name="gr20" draw:text-style-name="P7" draw:layer="layout" svg:width="5.139cm" svg:height="0.674cm" svg:x="1.916cm" svg:y="3.164cm">
          <text:p text:style-name="P1"><text:span text:style-name="T6">Имя</text:span></text:p>
        </draw:rect>
        <draw:rect draw:style-name="gr20" draw:text-style-name="P7" draw:layer="layout" svg:width="5.139cm" svg:height="0.674cm" svg:x="1.916cm" svg:y="3.964cm">
          <text:p text:style-name="P1"><text:span text:style-name="T6">Адрес</text:span></text:p>
        </draw:rect>
        <draw:rect draw:style-name="gr20" draw:text-style-name="P7" draw:layer="layout" svg:width="5.139cm" svg:height="0.674cm" svg:x="1.916cm" svg:y="4.764cm">
          <text:p text:style-name="P1"><text:span text:style-name="T6">Телефон</text:span></text:p>
        </draw:rect>
        <draw:rect draw:style-name="gr20" draw:text-style-name="P7" draw:layer="layout" svg:width="5.139cm" svg:height="0.674cm" svg:x="1.916cm" svg:y="5.564cm">
          <text:p text:style-name="P1"><text:span text:style-name="T6">E-mail</text:span></text:p>
        </draw:rect>
        <draw:rect draw:style-name="gr10" draw:text-style-name="P4" draw:layer="layout" svg:width="1.528cm" svg:height="0.146cm" svg:x="5.527cm" svg:y="2.364cm">
          <text:p text:style-name="P1"><text:span text:style-name="T3">surname</text:span></text:p>
        </draw:rect>
        <draw:rect draw:style-name="gr10" draw:text-style-name="P4" draw:layer="layout" svg:width="1.528cm" svg:height="0.146cm" svg:x="5.527cm" svg:y="3.164cm">
          <text:p text:style-name="P1"><text:span text:style-name="T3">name</text:span></text:p>
        </draw:rect>
        <draw:rect draw:style-name="gr10" draw:text-style-name="P4" draw:layer="layout" svg:width="1.528cm" svg:height="0.146cm" svg:x="5.527cm" svg:y="3.964cm">
          <text:p text:style-name="P1"><text:span text:style-name="T3">address</text:span></text:p>
        </draw:rect>
        <draw:rect draw:style-name="gr10" draw:text-style-name="P4" draw:layer="layout" svg:width="1.528cm" svg:height="0.146cm" svg:x="5.527cm" svg:y="4.764cm">
          <text:p text:style-name="P1"><text:span text:style-name="T3">phone</text:span></text:p>
        </draw:rect>
        <draw:rect draw:style-name="gr10" draw:text-style-name="P4" draw:layer="layout" svg:width="1.528cm" svg:height="0.146cm" svg:x="5.527cm" svg:y="5.564cm">
          <text:p text:style-name="P1"><text:span text:style-name="T3">email</text:span></text:p>
        </draw:rect>
        <draw:rect draw:style-name="gr21" draw:text-style-name="P7" draw:layer="layout" svg:width="1.349cm" svg:height="0.674cm" svg:x="7.117cm" svg:y="2.364cm">
          <text:p/>
        </draw:rect>
        <draw:rect draw:style-name="gr1" draw:text-style-name="P8" draw:layer="layout" svg:width="0.391cm" svg:height="0.261cm" svg:x="7.181cm" svg:y="2.711cm">
          <text:p text:style-name="P1"><text:span text:style-name="T7">2</text:span></text:p>
        </draw:rect>
        <draw:rect draw:style-name="gr1" draw:text-style-name="P8" draw:layer="layout" svg:width="0.391cm" svg:height="0.261cm" svg:x="7.182cm" svg:y="2.412cm">
          <text:p text:style-name="P1"><text:span text:style-name="T7">20</text:span></text:p>
        </draw:rect>
        <draw:rect draw:style-name="gr19" draw:text-style-name="P1" draw:layer="layout" svg:width="0.391cm" svg:height="0.261cm" svg:x="7.843cm" svg:y="2.565cm">
          <text:p/>
        </draw:rect>
        <draw:rect draw:style-name="gr21" draw:text-style-name="P7" draw:layer="layout" svg:width="1.349cm" svg:height="0.674cm" svg:x="7.118cm" svg:y="3.164cm">
          <text:p/>
        </draw:rect>
        <draw:rect draw:style-name="gr1" draw:text-style-name="P8" draw:layer="layout" svg:width="0.391cm" svg:height="0.261cm" svg:x="7.182cm" svg:y="3.511cm">
          <text:p text:style-name="P1"><text:span text:style-name="T7">2</text:span></text:p>
        </draw:rect>
        <draw:rect draw:style-name="gr1" draw:text-style-name="P8" draw:layer="layout" svg:width="0.391cm" svg:height="0.261cm" svg:x="7.183cm" svg:y="3.212cm">
          <text:p text:style-name="P1"><text:span text:style-name="T7">20</text:span></text:p>
        </draw:rect>
        <draw:rect draw:style-name="gr19" draw:text-style-name="P1" draw:layer="layout" svg:width="0.391cm" svg:height="0.261cm" svg:x="7.844cm" svg:y="3.365cm">
          <text:p/>
        </draw:rect>
        <draw:g>
          <draw:line draw:style-name="gr22" draw:text-style-name="P9" draw:layer="layout" svg:x1="7.884cm" svg:y1="3.375cm" svg:x2="8.055cm" svg:y2="3.603cm">
            <text:p/>
          </draw:line>
          <draw:line draw:style-name="gr23" draw:text-style-name="P9" draw:layer="layout" svg:x1="8.193cm" svg:y1="3.164cm" svg:x2="8.055cm" svg:y2="3.603cm">
            <text:p/>
          </draw:line>
        </draw:g>
        <draw:rect draw:style-name="gr21" draw:text-style-name="P7" draw:layer="layout" svg:width="1.349cm" svg:height="0.674cm" svg:x="7.119cm" svg:y="3.964cm">
          <text:p/>
        </draw:rect>
        <draw:rect draw:style-name="gr1" draw:text-style-name="P8" draw:layer="layout" svg:width="0.391cm" svg:height="0.261cm" svg:x="7.183cm" svg:y="4.311cm">
          <text:p text:style-name="P1"><text:span text:style-name="T7">10</text:span></text:p>
        </draw:rect>
        <draw:rect draw:style-name="gr1" draw:text-style-name="P8" draw:layer="layout" svg:width="0.391cm" svg:height="0.261cm" svg:x="7.184cm" svg:y="4.012cm">
          <text:p text:style-name="P1"><text:span text:style-name="T7">40</text:span></text:p>
        </draw:rect>
        <draw:rect draw:style-name="gr19" draw:text-style-name="P1" draw:layer="layout" svg:width="0.391cm" svg:height="0.261cm" svg:x="7.845cm" svg:y="4.165cm">
          <text:p/>
        </draw:rect>
        <draw:g>
          <draw:line draw:style-name="gr24" draw:text-style-name="P9" draw:layer="layout" svg:x1="7.885cm" svg:y1="4.175cm" svg:x2="8.056cm" svg:y2="4.403cm">
            <text:p/>
          </draw:line>
          <draw:line draw:style-name="gr25" draw:text-style-name="P9" draw:layer="layout" svg:x1="8.194cm" svg:y1="3.964cm" svg:x2="8.056cm" svg:y2="4.403cm">
            <text:p/>
          </draw:line>
        </draw:g>
        <draw:rect draw:style-name="gr21" draw:text-style-name="P7" draw:layer="layout" svg:width="1.349cm" svg:height="0.674cm" svg:x="7.12cm" svg:y="4.764cm">
          <text:p/>
        </draw:rect>
        <draw:rect draw:style-name="gr1" draw:text-style-name="P8" draw:layer="layout" svg:width="0.391cm" svg:height="0.261cm" svg:x="7.184cm" svg:y="5.111cm">
          <text:p text:style-name="P1"><text:span text:style-name="T7">7</text:span></text:p>
        </draw:rect>
        <draw:rect draw:style-name="gr1" draw:text-style-name="P8" draw:layer="layout" svg:width="0.391cm" svg:height="0.261cm" svg:x="7.185cm" svg:y="4.812cm">
          <text:p text:style-name="P1"><text:span text:style-name="T7">30</text:span></text:p>
        </draw:rect>
        <draw:rect draw:style-name="gr19" draw:text-style-name="P1" draw:layer="layout" svg:width="0.391cm" svg:height="0.261cm" svg:x="7.846cm" svg:y="4.965cm">
          <text:p/>
        </draw:rect>
        <draw:g>
          <draw:line draw:style-name="gr26" draw:text-style-name="P9" draw:layer="layout" svg:x1="7.886cm" svg:y1="4.975cm" svg:x2="8.057cm" svg:y2="5.203cm">
            <text:p/>
          </draw:line>
          <draw:line draw:style-name="gr27" draw:text-style-name="P9" draw:layer="layout" svg:x1="8.195cm" svg:y1="4.764cm" svg:x2="8.057cm" svg:y2="5.203cm">
            <text:p/>
          </draw:line>
        </draw:g>
        <draw:rect draw:style-name="gr21" draw:text-style-name="P7" draw:layer="layout" svg:width="1.349cm" svg:height="0.674cm" svg:x="7.121cm" svg:y="5.564cm">
          <text:p/>
        </draw:rect>
        <draw:rect draw:style-name="gr19" draw:text-style-name="P1" draw:layer="layout" svg:width="0.391cm" svg:height="0.261cm" svg:x="7.847cm" svg:y="5.76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italiy Cherkashin</meta:initial-creator>
    <meta:creation-date>2008-12-26T12:39:53.26</meta:creation-date>
    <dc:date>2009-01-09T17:53:38.32</dc:date>
    <dc:creator>Vitaliy Cherkashin</dc:creator>
    <meta:editing-duration>PT47H30M06S</meta:editing-duration>
    <meta:editing-cycles>9</meta:editing-cycles>
    <meta:generator>OpenOffice.org/3.0$Win32 OpenOffice.org_project/300m9$Build-9358</meta:generator>
    <meta:document-statistic meta:object-count="135"/>
    <meta:user-defined meta:name="Info 1"/>
    <meta:user-defined meta:name="Info 2"/>
    <meta:user-defined meta:name="Info 3"/>
    <meta:user-defined meta:name="Info 4"/>
  </office:meta>
</office:document-meta>
</file>